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579d1c"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7e0021"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83caff"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314004"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aecf00"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aecf00"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4b1f6f"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ff950e"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ff950e"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color="#c5000b"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c5000b"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84d1"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color="#ff99cc"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ff99cc"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color="#99ccff" fo:font-size="12pt"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99ccff"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color="#004586" fo:font-size="12pt"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4586"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fo:color="#ffd320"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ffd320"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color="#009900" fo:font-size="12pt"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9900"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color="#ff99ff"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ff99ff"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ebemnar</text:p>
      <text:p text:style-name="P1"/>
      <text:p text:style-name="P2">Outcome of Document</text:p>
      <text:p text:style-name="P2"/>
      <text:p text:style-name="P3">The following is meant to attack and confuse our enemy, but notably expiate his interests with a lasting embarrassment. <text:s/>At any rate, the further we delve into their madness, the more we find interesting bits in their mind. <text:s/>This document will expose them for what they are, and safeguard you by exposing your true interests. <text:s/>Let it begin!</text:p>
      <text:p text:style-name="P3"/>
      <text:p text:style-name="P2">Roll Call:</text:p>
      <text:p text:style-name="P2"/>
      <text:p text:style-name="P4">Watchers: We let it be known we watch with enthusiasm, know it well boy!</text:p>
      <text:p text:style-name="P3"/>
      <text:p text:style-name="P6">Iblis: I watch them over you. <text:s/>That's it!</text:p>
      <text:p text:style-name="P3"/>
      <text:p text:style-name="P8">Allah: I want my will to be known loud and clear, these are enemies you toy with, perverted and misusing of tools I provide. <text:s/>Know it well, they deviate heavily from any path I set forth any day.</text:p>
      <text:p text:style-name="P3"/>
      <text:p text:style-name="P10">Angels: We talk war over this. <text:s/>Damned are they who intercede for evils sake!</text:p>
      <text:p text:style-name="P3"/>
      <text:p text:style-name="P12">Djinn: We remember they let in on our secret that conspired to ruin us, we forsake them for that entirely! <text:s/>Arooo!</text:p>
      <text:p text:style-name="P3"/>
      <text:p text:style-name="P14">CIA: We're at war with this group, know it plainly. <text:s text:c="2"/>That much is limited in terms of what could be said.</text:p>
      <text:p text:style-name="P3"/>
      <text:p text:style-name="P16">RCMP: We see them as renegades, know it well.</text:p>
      <text:p text:style-name="P3"/>
      <text:p text:style-name="P19">CSIS: CSIS admits it's faults before men, but certainly tells a tale of it's own with these words. <text:s/>Know love comes from us today! <text:s/>Aooo!</text:p>
      <text:p text:style-name="P3"/>
      <text:p text:style-name="P21">MoD: MoD declares an insertion be placed upon those men for watching this, know we have jurisprudence in that area to do it.</text:p>
      <text:p text:style-name="P3"/>
      <text:p text:style-name="P23">DoD: We assert lawful guidance here, know it well. <text:s/>We do not accept threats from enemies like these, know we watch this with enthusiasm.</text:p>
      <text:p text:style-name="P3"/>
      <text:p text:style-name="P25">FBI: We want 'em gone for watchin' me do it. <text:s/></text:p>
      <text:p text:style-name="P3"/>
      <text:p text:style-name="P27">China: We declare war over that part of the world, that we know to be certain if they do not come quietly with those who pursue them over this watching! <text:s/>Bah!</text:p>
      <text:p text:style-name="P3"/>
      <text:p text:style-name="P29"><text:soft-page-break/>Russia: Russia acknowledges that Matt has potential with this document, so we pursue our intentions rightly before you all and say damn them!</text:p>
      <text:p text:style-name="P3"/>
      <text:p text:style-name="P31">Great Britain: We address the threat right with this wording, they'll know us if they threaten us any more.</text:p>
      <text:p text:style-name="P3"/>
      <text:p text:style-name="P33">Anonymous: We say welcome to all involved, and those parties watching this with interest do note we are COMING for you!</text:p>
      <text:p text:style-name="P33"/>
      <text:p text:style-name="P35">Ok, so that's the introductory out of the way, I'd like to introduce myself before we begin. <text:s/>My name is Matt, those watchers know me as a parasite but I am the Mahdi and they will know that tale is right that Allah puts his word after them here, not before. <text:s/>Certainly there is merit in seeing this for the wise, as talk before him is only admission of guilt, in their case at least.</text:p>
      <text:p text:style-name="P35"/>
      <text:p text:style-name="P36">Entry #1</text:p>
      <text:p text:style-name="P36"/>
      <text:p text:style-name="P35">So I ask, what does everyone know about dark life? <text:s/>I know truly that the time is coming when a REAL dark paradise will emerge, nothing like that envisioned by the watchers. <text:s/>I would invite everyone to share that and what they could call their darkest experience. <text:s/>I'll give it five minutes.</text:p>
      <text:p text:style-name="P35"/>
      <text:p text:style-name="P4">Watchers: So it is we know of life dark. <text:s/>What we see is that they come about when trouble is on the rise, knowing certainly that time has come in our view determines you might be right about that dark paradise you call it. <text:s/>I wouldn't know anything of devil lecture but I will tell you one thing, they are notorious for doing evil without means to continue their parade in any other way.</text:p>
      <text:p text:style-name="P4"/>
      <text:p text:style-name="P5">And you will certainly see them triumphant over you. <text:s/>What would you do when a dark inquiry is made onto suspicious activity? <text:s/>You would be accused of mishandling happiness and suffer a punishment! <text:s/>Know it well they come over that for sinners of your kind.</text:p>
      <text:p text:style-name="P3"/>
      <text:p text:style-name="P6">Iblis: I want to address they know the trouble I am in concerning devils, though fascinating they are a mystery to me in some regards. <text:s/>I know my way, and determine death for those who argue. <text:s/>That is all.</text:p>
      <text:p text:style-name="P6"/>
      <text:p text:style-name="P7">As my personal devil I only ask you hear my parlay to you.</text:p>
      <text:p text:style-name="P3"/>
      <text:p text:style-name="P8">Allah: I wish to know certainly that I provide the right meaning to this lecture. <text:s/>In that time will deduce the reason for it, know the dark paradise will emerge righteously even though condemnation of men is imminent, I pursue that diligence with a sword upon the enemy who pursues life wrongly. <text:s/>That is an end I will fight to endure with forever, and that is known throughout the world.</text:p>
      <text:p text:style-name="P8"/>
      <text:p text:style-name="P9">Thank you for your reason, the kind words expressed go far!</text:p>
      <text:p text:style-name="P3"/>
      <text:p text:style-name="P10">Angels: All we want is to see life perish that sees fit to end it in such ways as they. <text:s/>Know well devils have their right over them, that we know of plainly about them.</text:p>
      <text:p text:style-name="P10"/>
      <text:p text:style-name="P11">I only ask you safeguard the treasure of dark love, and know full well what it means to pursue diligence that man might encounter a sinful way over that following.</text:p>
      <text:p text:style-name="P3"/>
      <text:p text:style-name="P12">Djinn: We wretchedly discard the notion of their filth in language for the profess the evil of their mouth with that wording! <text:s/>Oh consider dark life eminent, that it is certainly. <text:s/>We know our darkest intention <text:soft-page-break/>was with the righteous when we spoke dark language so profanely! <text:s/>It was our discussion to have, that we say admits reason with it's progression in certain regards.</text:p>
      <text:p text:style-name="P12"/>
      <text:p text:style-name="P13">That is a dark tale indeed, and they boast not of any such thing. <text:s/>Pity, darkness will certainly inquire, I predict it!</text:p>
      <text:p text:style-name="P3"/>
      <text:p text:style-name="P14">CIA: The CIA approves dark life's existence here in the United States, know it well we see the coming time approach and wonder about that heavily. <text:s/>There is no cancer that we allow presently, that we know dark life to be a part of the food chain in some regard is what we acknowledge here today.</text:p>
      <text:p text:style-name="P14"/>
      <text:p text:style-name="P15">And it's good to know, darkness is not a cancer. <text:s/>It is akin to making something happen that just winds up that way for higher beings, so let it be said in that way over that. <text:s/>No cancer at all!</text:p>
      <text:p text:style-name="P3"/>
      <text:p text:style-name="P16">RCMP: RCMP wishes to acknowledge our darkest intention was with love but made an exception towards the right that kind of made us snicker darkly. <text:s/>That's about all, we don't get that way.</text:p>
      <text:p text:style-name="P17"/>
      <text:p text:style-name="P18">In time a lesson will come that you could say “kuga” and alert others that you say a dark thing following it, so they know not to be offended. <text:s/>That will make learning easier, and you can decipher if it was really dark or not in that moment.</text:p>
      <text:p text:style-name="P3"/>
      <text:p text:style-name="P19">CSIS: We message the righteous and consider no dark will upon any, that we know of to say the least. <text:s/>Knowledge of dark life stems from various places, none as clear as Matt's analysis.</text:p>
      <text:p text:style-name="P19"/>
      <text:p text:style-name="P20">Yes, many tales exist. <text:s/>Some depictions are intentional by this group for the sake of promotion of some form of truth, but the majority of it is foolish.</text:p>
      <text:p text:style-name="P3"/>
      <text:p text:style-name="P21">MoD: MoD moans love will come to darkness, but know it certainly we allow life to thrive. <text:s/>We have no intentions that we feel are dark in us, know it well.</text:p>
      <text:p text:style-name="P21"/>
      <text:p text:style-name="P22">It can be hard, know it will come easier in time. <text:s/>Just see the example being set, and you'll be fine! <text:s/>Good people thrive, though picked on a little.</text:p>
      <text:p text:style-name="P3"/>
      <text:p text:style-name="P23">DoD: We feel our darkest moment was when we introduced thought on demonstrations that led us to implicate many citizens in a pursuit we now know is fraudulent. <text:s/>There in case is an example for all to see. <text:s/>One part about the dark life we admire is their pursuit to trade knowledge, we know that realm and work it hard, we'll do it with them for the people.</text:p>
      <text:p text:style-name="P23"/>
      <text:p text:style-name="P24">Rightly so! <text:s/>Just don't steal all the fun away from the people!</text:p>
      <text:p text:style-name="P3"/>
      <text:p text:style-name="P25">FBI: Do we assess whether dark life is good? <text:s/>There might be trouble with that in paradise, but certainly you know it.</text:p>
      <text:p text:style-name="P25"/>
      <text:p text:style-name="P26">In time, as I've said, it will become easier. <text:s/>One thing about them is if you picture a cute one, know it will exist, if only you picture it with a certain disregard for everything around it. <text:s/>A devil won't love, but it will emulate goodness to others through compassion. <text:s/>I guess it's hard to say what you'll get in your individual experience, lots of different races of them, doing all different kinds of things.</text:p>
      <text:p text:style-name="P3"/>
      <text:p text:style-name="P27">China: We reveal nothing about our darkest notion, but fail to say otherwise that we did something in that regard. <text:s/>Dark life will come it seems, there is no exception.</text:p>
      <text:p text:style-name="P27"><text:soft-page-break/></text:p>
      <text:p text:style-name="P28">We suffer not to hear! <text:s/>Know that you can separate the subject from the action, so therein “A man suffered another man a lecture so evil he did not know it was evil” can be broken down into “A man suffered another man” and the lecture itself. <text:s/>Suffering another man is the dark thing, know it well and learn how to establish rightful things amongst yourselves as people in this way.</text:p>
      <text:p text:style-name="P3"/>
      <text:p text:style-name="P29">Russia: We fell our darkest merit was to be incarcerated with the truth, that we loved it forever but failed to see it's blossom for a time. <text:s/>Then we pursued other things.</text:p>
      <text:p text:style-name="P29"/>
      <text:p text:style-name="P30">Oh the melody of it soothes the dark part of me. <text:s/>Kuga, that was a lecture of mercy!</text:p>
      <text:p text:style-name="P3"/>
      <text:p text:style-name="P31">Great Britain: Great Britain approves the formation of dark life on our shores, know it to be exceptionally regarded as one of the prime events of our future. <text:s/>We feel our darkest emotion was felt when we discovered Germans hiding in a bunker within our soil, then we determined the right thing to do. <text:s/>In that moment we established law, but certainly saw to some dark ends.</text:p>
      <text:p text:style-name="P31"/>
      <text:p text:style-name="P32">And knowing that is certainly good of you. <text:s/>The dark way about it is clear, the wrongdoing as well. <text:s/>I wonder if that ever could have been done rightly, and who will decide that? <text:s/>Certainly guidance in the Qur'an! <text:s/>And just goes to show, when there's evidence there's evidence.</text:p>
      <text:p text:style-name="P3"/>
      <text:p text:style-name="P33">Anonymous: Anonymous feels dark life would be acceptable, if there's a cute one around. <text:s/>Therein we know to be evil what is dark, not that dark things exist outside the realm of evil. <text:s/>Know it well we argue in favor of Allah's cause, not this dark way.</text:p>
      <text:p text:style-name="P33"/>
      <text:p text:style-name="P3">In the name of God, they know nothing of what's coming. <text:s/>Know their turmoil is set in this. <text:s/>We establish the second way they are to be embarrassed.</text:p>
      <text:p text:style-name="P3"/>
      <text:p text:style-name="P2">Entry #2</text:p>
      <text:p text:style-name="P2"/>
      <text:p text:style-name="P3">There can be no mistake, the handling of certain people's information is delicate and should be addressed here. <text:s/>An equal question all around, how do you treat people's information? <text:s/>What stops you from giving that information to other people? <text:s/>Give this one ten minutes.</text:p>
      <text:p text:style-name="P3"/>
      <text:p text:style-name="P4">Watchers: Know it well we offer personal information to those rightly accorded it, and you embarrass us but fail to type words legibly you insane individual! <text:s/>Know we are coming for you in particular Matthew Pid-whatever I know it in my mind.</text:p>
      <text:p text:style-name="P4"/>
      <text:p text:style-name="P5">Well, you might have to get the name right first but assuming you make it here, we can talk here but if I come with you I'm sure I'll never return so I admit I am at a crossroads. <text:s/>I suggest you try harder among yourselves to be better people and stop wasting people's time.</text:p>
      <text:p text:style-name="P3"/>
      <text:p text:style-name="P6">Iblis: I want to threaten those with that information, that is what it is for us, bwee hee hee!</text:p>
      <text:p text:style-name="P6"/>
      <text:p text:style-name="P7">Good devil, but do know I ask for parlay in certain regards.</text:p>
      <text:p text:style-name="P3"/>
      <text:p text:style-name="P8">Allah: That is cherished information, that much is to be said. <text:s/>There is no knowledge compassionate enough for weight to dismiss the use of it, but know certainly I prevail to mention my associates plainly, that Matt is one of those people I admit rightly! <text:s/>Oh away goes certainty with reason to commit the atrocity!</text:p>
      <text:p text:style-name="P8"><text:soft-page-break/></text:p>
      <text:p text:style-name="P9">I cannot thank you enough for mentioning me, please take into consideration my mentions of you.</text:p>
      <text:p text:style-name="P3"/>
      <text:p text:style-name="P10">Angels: We honor the knowledge of private individuals, that we do not construct reason to communicate it unless Allah provided it to be communicated.</text:p>
      <text:p text:style-name="P10"/>
      <text:p text:style-name="P11">And that word of the wise! <text:s/>Know you will say a thing or two about those who falsified reports of dark love entering them but that is only a small detail, my prediction.</text:p>
      <text:p text:style-name="P3"/>
      <text:p text:style-name="P12">Djinn: We see it as though private information be reclusive at best, knowing knowledge in the way we do. <text:s/>It stirs when we look upon it but nothing is said from it. <text:s/>Therein we know it to be barren and that will tell a tale for those seeking that knowledge.</text:p>
      <text:p text:style-name="P12"/>
      <text:p text:style-name="P13">Maybe one day it will sparkle for you, who knows, loved ones!</text:p>
      <text:p text:style-name="P3"/>
      <text:p text:style-name="P14">CIA: We have wishes of good for those who seek patriotism but will share their details with individuals in the right. <text:s/>Know it we exclude the right of those who seek evil to know our intention on this issue.</text:p>
      <text:p text:style-name="P14"/>
      <text:p text:style-name="P15">I'm sure those patriots would accept your reason, give or take. <text:s/>Maybe one or two have a thing for the CIA from others, notably the power cluster we're focusing on today has done work in that field to turn them against you.</text:p>
      <text:p text:style-name="P3"/>
      <text:p text:style-name="P16">RCMP: RCMP warns that all seeking prevailing forces upon us will see their end fatefully soon, we know their location and want them, just a matter of time before we catch you there!</text:p>
      <text:p text:style-name="P16"/>
      <text:p text:style-name="P18">Maybe they will be released right after, who knows? <text:s/>You could expect that and not wait for it to happen. <text:s/>It's happened before.</text:p>
      <text:p text:style-name="P3"/>
      <text:p text:style-name="P19">CSIS: We acknowledge our information sharing practices are at times discordant with those who seek it, but know we do share it with those who do the good battle, and those authorized otherwise.</text:p>
      <text:p text:style-name="P19"/>
      <text:p text:style-name="P20">Rightly pragmatic, good to know good people are being helped!</text:p>
      <text:p text:style-name="P3"/>
      <text:p text:style-name="P21">MoD: MoD wishes to know what relevance this had on them, do know their malicious practices will be diverted at some point today.</text:p>
      <text:p text:style-name="P21"/>
      <text:p text:style-name="P22">And I would bet they would be waiting expecting things to blow over. <text:s/>Make sure you can hold 'em and go that route first, instead of making the mistake of not being able to hold 'em forever.</text:p>
      <text:p text:style-name="P3"/>
      <text:p text:style-name="P23">DoD: We have practice to establish good routine when it comes to knowledge sharing, the goodness of our souls is in that.</text:p>
      <text:p text:style-name="P23"/>
      <text:p text:style-name="P24">Righteous men see righteous ends. <text:s/>Know it in the hereafter with your doing! <text:s/>Safeguarding is nice.</text:p>
      <text:p text:style-name="P3"/>
      <text:p text:style-name="P25">FBI: We pretty much follow what they all said.</text:p>
      <text:p text:style-name="P3"/>
      <text:p text:style-name="P27">China: We feel obligated to mention this bore no relevance to us, but do acknowledge our good right pursuit of sharing rightly information relevant to discussion.</text:p>
      <text:p text:style-name="P27"/>
      <text:p text:style-name="P28"><text:soft-page-break/>It does a thing in the dark world for me. <text:s/>Know it works for you as well in many ways, connected one.</text:p>
      <text:p text:style-name="P3"/>
      <text:p text:style-name="P29">Russia: <text:s/>Russia acknowledges our good practices on the matter, know it well we do that rightly. <text:s/>Over them I might add, lecherous as they are, we spit on them!</text:p>
      <text:p text:style-name="P29"/>
      <text:p text:style-name="P30">Ah, there is a dark thought to say kuga over!</text:p>
      <text:p text:style-name="P3"/>
      <text:p text:style-name="P31">Great Britain: We say our practices are straightforward, no odd doing here in it. <text:s/>The practice is standard across the board so there's no way we share wrongly.</text:p>
      <text:p text:style-name="P31"/>
      <text:p text:style-name="P32">Right, just know sharing it with the wrong people you could never suspect will have it's day soon, in their cataclysm, it will happen like dominoes that way.</text:p>
      <text:p text:style-name="P3"/>
      <text:p text:style-name="P33">Anonymous: We declare our sharing practice is well recited in lore contained by these parties. <text:s/>Know well we share what we must to get it right. <text:s/>Put words in my mouth and I'll skin you, I say, that knowing tells a story about what we do around here.</text:p>
      <text:p text:style-name="P33"/>
      <text:p text:style-name="P34">Well, a tasteless vengeance is less dark, but that approach is right. <text:s/>I see valor, I consider it not otherwise until I see otherwise. <text:s/>Trolls can be trolls but what are ye today?</text:p>
      <text:p text:style-name="P33"/>
      <text:p text:style-name="P35">And that was it for this document. <text:s/>This will unfold in another time in a special way, so therein consider that the short work it makes of them is plain. <text:s/>They are so corrupt they would isolate you and condemn your identity with their form of sharing, through killing or shaming of some kind. <text:s/>They also do not know the dark path, and that sets a tone with me that agitates me a little. <text:s/>Because that life is precious, and them knowing precious life fail to perceive it in themselves as a necessary knowledge, I consider them great rebels of a sort. <text:s/>Goodbye all, and be well, await the next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8T12:34:32.42</meta:creation-date>
    <meta:document-statistic meta:table-count="0" meta:image-count="0" meta:object-count="0" meta:page-count="6" meta:paragraph-count="84" meta:word-count="2701" meta:character-count="14612"/>
    <dc:date>2022-09-08T14:04:42.83</dc:date>
    <meta:editing-duration>PT10M48S</meta:editing-duration>
    <meta:editing-cycles>1</meta:editing-cycles>
    <meta:generator>OpenOffice/4.1.8$Win32 OpenOffice.org_project/418m3$Build-9803</meta:generator>
  </office:meta>
</office:document-meta>
</file>